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2.655cm"/>
    </style:style>
    <style:style style:name="Table1.F" style:family="table-column">
      <style:table-column-properties style:column-width="2.65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62181" officeooo:paragraph-rsid="0016218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7787f" officeooo:paragraph-rsid="0017787f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7787f" officeooo:paragraph-rsid="0018c19d"/>
    </style:style>
    <style:style style:name="P7" style:family="paragraph" style:parent-style-name="Standard">
      <style:paragraph-properties fo:line-height="100%" fo:orphans="0" fo:widows="0"/>
      <style:text-properties officeooo:rsid="0018c19d" officeooo:paragraph-rsid="0018c19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8a1b"/>
    </style:style>
    <style:style style:name="T3" style:family="text">
      <style:text-properties style:text-underline-style="none"/>
    </style:style>
    <style:style style:name="T4" style:family="text">
      <style:text-properties officeooo:rsid="00162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eño lógico</text:p>
      <text:p text:style-name="Standard"/>
      <text:p text:style-name="Standard">TABLAS</text:p>
      <text:p text:style-name="Standard"/>
      <text:p text:style-name="Standard">Actividad (<text:span text:style-name="T1">idActividad</text:span>, estado, nombre, descripcion, duracion, fecha, precio, minAsistentes, maxAsistentes, lugar, puntoDeEncuentro, horaDeEncuentro, textoCliente, idTipoActividad, <text:span text:style-name="T4">idInstructor</text:span>)</text:p>
      <text:p text:style-name="Standard"/>
      <text:p text:style-name="Standard">Reserva (<text:span text:style-name="T1">idReserva</text:span>, estadoPago, numTransaccion, fecha, numAsistentes, precioPorPersona, idActividad, idCliente)</text:p>
      <text:p text:style-name="Standard"/>
      <text:p text:style-name="Standard">Cliente (<text:span text:style-name="T1">idCliente</text:span>, nombre, email, sexo, fechaNacimiento)</text:p>
      <text:p text:style-name="Standard"/>
      <text:p text:style-name="Standard">Prefiere (<text:span text:style-name="T1">idTipoCliente, idCliente</text:span>)</text:p>
      <text:p text:style-name="Standard"/>
      <text:p text:style-name="Standard">TipoActividad (<text:span text:style-name="T1">idTipoActividad</text:span>, nombre, nivel)</text:p>
      <text:p text:style-name="Standard"/>
      <text:p text:style-name="Standard">Acredita (<text:span text:style-name="T1">idTipoActividad, idAcreditacion</text:span>)</text:p>
      <text:p text:style-name="Standard"/>
      <text:p text:style-name="Standard">Acreditacion (<text:span text:style-name="T1">idAcreditacion</text:span>, certificado, estado, idInstructor)</text:p>
      <text:p text:style-name="Standard"/>
      <text:p text:style-name="Standard">Instructor (<text:span text:style-name="T1">idInstructor</text:span>, estado, nombre, email, iban, <text:span text:style-name="T2">foto</text:span>)</text:p>
      <text:p text:style-name="Standard"/>
      <text:p text:style-name="Standard">Comentario (<text:span text:style-name="T1">idComentario</text:span>, comentario, valoracion, idCliente, idActividad, idInstructor)</text:p>
      <text:p text:style-name="Standard"/>
      <text:p text:style-name="Standard">ImagenPromocional (<text:span text:style-name="T1">idImagen</text:span>, imagen, idActivida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CIONES</text:p>
      <text:p text:style-name="Standard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2">Tabla 1</text:p>
          </table:table-cell>
          <table:table-cell table:style-name="Table1.A1" office:value-type="string">
            <text:p text:style-name="P2">Clave ajena → </text:p>
          </table:table-cell>
          <table:table-cell table:style-name="Table1.A1" office:value-type="string">
            <text:p text:style-name="P2">Tabla 2</text:p>
          </table:table-cell>
          <table:table-cell table:style-name="Table1.A1" office:value-type="string">
            <text:p text:style-name="P2">Borrado</text:p>
          </table:table-cell>
          <table:table-cell table:style-name="Table1.A1" office:value-type="string">
            <text:p text:style-name="P2">Modificación</text:p>
          </table:table-cell>
          <table:table-cell table:style-name="Table1.A1" office:value-type="string">
            <text:p text:style-name="P2">Nulos</text:p>
          </table:table-cell>
        </table:table-row>
        <table:table-row table:style-name="Table1.1">
          <table:table-cell table:style-name="Table1.A1" office:value-type="string">
            <text:p text:style-name="P2">Actividad</text:p>
          </table:table-cell>
          <table:table-cell table:style-name="Table1.A1" office:value-type="string">
            <text:p text:style-name="P2">idActividad</text:p>
          </table:table-cell>
          <table:table-cell table:style-name="Table1.A1" office:value-type="string">
            <text:p text:style-name="P2">Reserva</text:p>
          </table:table-cell>
          <table:table-cell table:style-name="Table1.A1" office:value-type="string">
            <text:p text:style-name="P2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No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Sí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ImagenPromocional</text:p>
          </table:table-cell>
          <table:table-cell table:style-name="Table1.A1" office:value-type="string">
            <text:p text:style-name="P7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TipoActividad</text:p>
          </table:table-cell>
          <table:table-cell table:style-name="Table1.A1" office:value-type="string">
            <text:p text:style-name="P1">idTipoActividad</text:p>
          </table:table-cell>
          <table:table-cell table:style-name="Table1.A1" office:value-type="string">
            <text:p text:style-name="P2">Prefiere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TipoActividad</text:p>
          </table:table-cell>
          <table:table-cell table:style-name="Table1.A1" office:value-type="string">
            <text:p text:style-name="P2">idTipoActividad</text:p>
          </table:table-cell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TipoActividad</text:p>
          </table:table-cell>
          <table:table-cell table:style-name="Table1.A1" office:value-type="string">
            <text:p text:style-name="P2">idTipoActividad</text:p>
          </table:table-cell>
          <table:table-cell table:style-name="Table1.A1" office:value-type="string">
            <text:p text:style-name="P1">Acredita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Reserva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Prefiere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Instructor</text:p>
          </table:table-cell>
          <table:table-cell table:style-name="Table1.A1" office:value-type="string">
            <text:p text:style-name="P2">idInstructor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7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Sí</text:p>
          </table:table-cell>
        </table:table-row>
        <table:table-row table:style-name="Table1.1">
          <table:table-cell table:style-name="Table1.A1" office:value-type="string">
            <text:p text:style-name="P1">Instructor</text:p>
          </table:table-cell>
          <table:table-cell table:style-name="Table1.A1" office:value-type="string">
            <text:p text:style-name="P1">idInstructor</text:p>
          </table:table-cell>
          <table:table-cell table:style-name="Table1.A1" office:value-type="string">
            <text:p text:style-name="P4">Actividad</text:p>
          </table:table-cell>
          <table:table-cell table:style-name="Table1.A1" office:value-type="string">
            <text:p text:style-name="P5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Instructor</text:p>
          </table:table-cell>
          <table:table-cell table:style-name="Table1.A1" office:value-type="string">
            <text:p text:style-name="P1">idInstructor</text:p>
          </table:table-cell>
          <table:table-cell table:style-name="Table1.A1" office:value-type="string">
            <text:p text:style-name="P2">Acreditacion</text:p>
          </table:table-cell>
          <table:table-cell table:style-name="Table1.A1" office:value-type="string">
            <text:p text:style-name="P6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Acreditacion</text:p>
          </table:table-cell>
          <table:table-cell table:style-name="Table1.A1" office:value-type="string">
            <text:p text:style-name="P2">idAcreditacion</text:p>
          </table:table-cell>
          <table:table-cell table:style-name="Table1.A1" office:value-type="string">
            <text:p text:style-name="P2">Acredi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STRICCIONES</text:p>
      <text:p text:style-name="Standard"/>
      <text:p text:style-name="Standard">Actividad.estado ∈ {‘abierta’, ‘cerrada’, ’completa’, ‘cancelada’}</text:p>
      <text:p text:style-name="Standard"/>
      <text:p text:style-name="Standard">Reserva.estadoPago ∈ {‘pendiente’, ‘pagado’}</text:p>
      <text:p text:style-name="Standard"/>
      <text:p text:style-name="Standard">Cliente.sexo ∈ {‘M’, ‘F’}</text:p>
      <text:p text:style-name="Standard"/>
      <text:p text:style-name="Standard">TipoActividad.nivel ∈ {‘bajo’, ‘medio’, ’alto’, ‘extremo’}</text:p>
      <text:p text:style-name="Standard"/>
      <text:p text:style-name="Standard">Acreditacion.estado ∈ {‘aceptada’, ‘rechazada’}</text:p>
      <text:p text:style-name="Standard"/>
      <text:p text:style-name="Standard">Instructor.estado ∈ {‘aceptada’, ‘rechazada’, ’pendiente’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c838ef25c16710f8838b1faec480ebba495259d0</meta:generator>
    <dc:date>2019-04-30T09:32:08.191670117</dc:date>
    <meta:editing-duration>PT20M2S</meta:editing-duration>
    <meta:editing-cycles>3</meta:editing-cycles>
    <meta:document-statistic meta:table-count="1" meta:image-count="0" meta:object-count="0" meta:page-count="3" meta:paragraph-count="104" meta:word-count="186" meta:character-count="1798" meta:non-whitespace-character-count="1715"/>
  </office:meta>
</office:document-meta>
</file>